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9.456cm"/>
    </style:style>
    <style:style style:name="co3" style:family="table-column">
      <style:table-column-properties fo:break-before="auto" style:column-width="6.064cm"/>
    </style:style>
    <style:style style:name="co4" style:family="table-column">
      <style:table-column-properties fo:break-before="auto" style:column-width="6.4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jpn-kaz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an2.310:0.1</text:p>
          </table:table-cell>
          <table:table-cell office:value-type="string" calcext:value-type="string">
            <text:p>Aṅguttara Nikāya 2 </text:p>
          </table:table-cell>
          <table:table-cell office:value-type="string" calcext:value-type="string">
            <text:p>Nummerierte Lehrreden 2</text:p>
          </table:table-cell>
          <table:table-cell office:value-type="string" calcext:value-type="string">
            <text:p>Numbered Discourses 2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section class='range' id='an2.310-479'&gt;&lt;header&gt;&lt;ul&gt;&lt;li class='division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0.2</text:p>
          </table:table-cell>
          <table:table-cell office:value-type="string" calcext:value-type="string">
            <text:p>19. Rāgapeyyāla </text:p>
          </table:table-cell>
          <table:table-cell office:value-type="string" calcext:value-type="string">
            <text:p>19. Abgekürzte Texte, die mit Gier beginnen</text:p>
          </table:table-cell>
          <table:table-cell office:value-type="string" calcext:value-type="string">
            <text:p>19. Abbreviated Texts Beginning with Greed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0.3</text:p>
          </table:table-cell>
          <table:table-cell office:value-type="string" calcext:value-type="string">
            <text:p>310–479</text:p>
          </table:table-cell>
          <table:table-cell table:number-columns-repeated="2" office:value-type="string" calcext:value-type="string">
            <text:p>310–321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 class='range-title'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1.0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&lt;article id='an2.310'&gt;&lt;h2 class='sutta-title'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1.1</text:p>
          </table:table-cell>
          <table:table-cell office:value-type="string" calcext:value-type="string">
            <text:p>“Rāgassa, bhikkhave, abhiññāya dve dhammā bhāvetabbā. </text:p>
          </table:table-cell>
          <table:table-cell office:value-type="string" calcext:value-type="string">
            <text:p>„Um Gier zu verstehen, sollten zwei Dinge entfaltet werden. </text:p>
          </table:table-cell>
          <table:table-cell office:value-type="string" calcext:value-type="string">
            <text:p>“For insight into greed, two things should be developed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0.126, ms15A2_292, msdiv231, sc310.1, sya20.125, vri35.121</text:p>
          </table:table-cell>
          <table:table-cell/>
        </table:table-row>
        <table:table-row table:style-name="ro1">
          <table:table-cell office:value-type="string" calcext:value-type="string">
            <text:p>an2.310:1.2</text:p>
          </table:table-cell>
          <table:table-cell office:value-type="string" calcext:value-type="string">
            <text:p>Katame dve? </text:p>
          </table:table-cell>
          <table:table-cell office:value-type="string" calcext:value-type="string">
            <text:p>Welche zwei? </text:p>
          </table:table-cell>
          <table:table-cell office:value-type="string" calcext:value-type="string">
            <text:p>What two?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1.3</text:p>
          </table:table-cell>
          <table:table-cell office:value-type="string" calcext:value-type="string">
            <text:p>Samatho ca vipassanā ca. </text:p>
          </table:table-cell>
          <table:table-cell office:value-type="string" calcext:value-type="string">
            <text:p>Ruhe und Einsicht. </text:p>
          </table:table-cell>
          <table:table-cell office:value-type="string" calcext:value-type="string">
            <text:p>Serenity and discernmen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0:1.4</text:p>
          </table:table-cell>
          <table:table-cell office:value-type="string" calcext:value-type="string">
            <text:p>Rāgassa, bhikkhave, abhiññāya ime dve dhammā bhāvetabbā”ti. (1) </text:p>
          </table:table-cell>
          <table:table-cell office:value-type="string" calcext:value-type="string">
            <text:p>Um Gier zu verstehen, sollten diese beiden Dinge entfaltet werden.“ </text:p>
          </table:table-cell>
          <table:table-cell office:value-type="string" calcext:value-type="string">
            <text:p>For insight into greed, these two things should be developed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articl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1-319:0.1</text:p>
          </table:table-cell>
          <table:table-cell table:number-columns-repeated="3" office:value-type="string" calcext:value-type="string">
            <text:p>311–319</text:p>
          </table:table-cell>
          <table:table-cell table:number-columns-repeated="2"/>
          <table:table-cell office:value-type="string" calcext:value-type="string">
            <text:p>&lt;article id='an2.311-319'&gt;&lt;h2 class='sutta-title'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11-319:1.1</text:p>
          </table:table-cell>
          <table:table-cell office:value-type="string" calcext:value-type="string">
            <text:p>“Rāgassa, bhikkhave, pariññāya … parikkhayāya … pahānāya … khayāya … vayāya … virāgāya … nirodhāya … cāgāya … paṭinissaggāya dve dhammā bhāvetabbā …pe… (2–10.) </text:p>
          </table:table-cell>
          <table:table-cell office:value-type="string" calcext:value-type="string">
            <text:p>„Um Gier vollständig zu verstehen … um damit aufzuhören … um sie aufzugeben … zu beenden … um sie zum Verschwinden zu bringen … zum Schwinden … zum Aufhören … um sie herzugeben … um Gier loszulassen, sollten diese beiden Dinge entfaltet werden.“ </text:p>
          </table:table-cell>
          <table:table-cell office:value-type="string" calcext:value-type="string">
            <text:p>“For the complete understanding … finishing … giving up … ending … vanishing … fading away … cessation … giving away … letting go of greed, two things should be developed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&lt;/article&gt;</text:p>
          </table:table-cell>
          <table:table-cell office:value-type="string" calcext:value-type="string">
            <text:p>ms15A2_293, sc310.2</text:p>
          </table:table-cell>
          <table:table-cell/>
        </table:table-row>
        <table:table-row table:style-name="ro1">
          <table:table-cell office:value-type="string" calcext:value-type="string">
            <text:p>an2.320-479:0.1</text:p>
          </table:table-cell>
          <table:table-cell table:number-columns-repeated="3" office:value-type="string" calcext:value-type="string">
            <text:p>320–479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article id='an2.320-479'&gt;&lt;h2 class='sutta-title'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1.1</text:p>
          </table:table-cell>
          <table:table-cell office:value-type="string" calcext:value-type="string">
            <text:p>“Dosassa …pe… mohassa … kodhassa … upanāhassa … makkhassa … paḷāsassa … issāya … macchariyassa … māyāya … sāṭheyyassa … thambhassa … sārambhassa … mānassa … atimānassa … madassa … pamādassa … abhiññāya … pariññāya … parikkhayāya … pahānāya … khayāya … vayāya … virāgāya … nirodhāya … cāgāya … paṭinissaggāya dve dhammā bhāvetabbā. </text:p>
          </table:table-cell>
          <table:table-cell office:value-type="string" calcext:value-type="string">
            <text:p>„Hass … Täuschung … Zorn … Feindseligkeit … Geringschätzung … Verachtung … Eifersucht … Geiz … Betrug … Doppelzüngigkeit … Starrsinn … Angriffslust … Einbildung … Selbstgefälligkeit … Eitelkeit … Nachlässigkeit … um zu verstehen … vollständig zu verstehen … um damit aufzuhören … um sie aufzugeben … zu beenden … um sie zum Verschwinden zu bringen … zum Schwinden … zum Aufhören … um sie herzugeben … um sie loszulassen, sollten zwei Dinge entfaltet werden. </text:p>
          </table:table-cell>
          <table:table-cell office:value-type="string" calcext:value-type="string">
            <text:p>“Of hate … delusion … anger … hostility … disdain … contempt … jealousy … stinginess … deceit … deviousness … obstinacy … aggression … conceit … arrogance … vanity … negligence … for insight … complete understanding … finishing … giving up … ending … vanishing … fading away … cessation … giving away … letting go … two things should be developed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5A2_294, msdiv232-246, ndp16.92, sc322.1, vri35.122</text:p>
          </table:table-cell>
          <table:table-cell/>
        </table:table-row>
        <table:table-row table:style-name="ro1">
          <table:table-cell office:value-type="string" calcext:value-type="string">
            <text:p>an2.320-479:1.2</text:p>
          </table:table-cell>
          <table:table-cell office:value-type="string" calcext:value-type="string">
            <text:p>Katame dve? </text:p>
          </table:table-cell>
          <table:table-cell office:value-type="string" calcext:value-type="string">
            <text:p>Welche zwei? </text:p>
          </table:table-cell>
          <table:table-cell office:value-type="string" calcext:value-type="string">
            <text:p>What two?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1.3</text:p>
          </table:table-cell>
          <table:table-cell office:value-type="string" calcext:value-type="string">
            <text:p>Samatho ca vipassanā ca. </text:p>
          </table:table-cell>
          <table:table-cell office:value-type="string" calcext:value-type="string">
            <text:p>Ruhe und Einsicht. </text:p>
          </table:table-cell>
          <table:table-cell office:value-type="string" calcext:value-type="string">
            <text:p>Serenity and discernmen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1.4</text:p>
          </table:table-cell>
          <table:table-cell office:value-type="string" calcext:value-type="string">
            <text:p>Pamādassa, bhikkhave, paṭinissaggāya ime dve dhammā bhāvetabbā”ti. </text:p>
          </table:table-cell>
          <table:table-cell office:value-type="string" calcext:value-type="string">
            <text:p>Um Nachlässigkeit loszulassen, sollten diese beiden Dinge entfaltet werden.“ </text:p>
          </table:table-cell>
          <table:table-cell office:value-type="string" calcext:value-type="string">
            <text:p>For the letting go of negligence, these two things should be developed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2.1</text:p>
          </table:table-cell>
          <table:table-cell office:value-type="string" calcext:value-type="string">
            <text:p>Idamavoca bhagavā. </text:p>
          </table:table-cell>
          <table:table-cell office:value-type="string" calcext:value-type="string">
            <text:p>Das sagte der Buddha. </text:p>
          </table:table-cell>
          <table:table-cell office:value-type="string" calcext:value-type="string">
            <text:p>That is what the Buddha said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5A2_295, sc322.2</text:p>
          </table:table-cell>
          <table:table-cell office:value-type="string" calcext:value-type="string">
            <text:p>Idamavoca bhagavā … → etthantare pāṭho si, sya-all, km, pts1ed potthakesu natthi</text:p>
          </table:table-cell>
        </table:table-row>
        <table:table-row table:style-name="ro1">
          <table:table-cell office:value-type="string" calcext:value-type="string">
            <text:p>an2.320-479:2.2</text:p>
          </table:table-cell>
          <table:table-cell office:value-type="string" calcext:value-type="string">
            <text:p>Attamanā te bhikkhū bhagavato bhāsitaṁ abhinandunti. </text:p>
          </table:table-cell>
          <table:table-cell office:value-type="string" calcext:value-type="string">
            <text:p>Zufrieden freuten sich die Mönche und Nonnen über die Worte des Buddha. </text:p>
          </table:table-cell>
          <table:table-cell office:value-type="string" calcext:value-type="string">
            <text:p>Satisfied, the mendicants were happy with what the Buddha said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2.3</text:p>
          </table:table-cell>
          <table:table-cell office:value-type="string" calcext:value-type="string">
            <text:p>Rāgapeyyālaṁ niṭṭhitaṁ.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2.320-479:2.4</text:p>
          </table:table-cell>
          <table:table-cell office:value-type="string" calcext:value-type="string">
            <text:p>Dukanipātapāḷi niṭṭhitā. </text:p>
          </table:table-cell>
          <table:table-cell office:value-type="string" calcext:value-type="string">
            <text:p>Das Zweierbuch ist zu Ende. </text:p>
          </table:table-cell>
          <table:table-cell office:value-type="string" calcext:value-type="string">
            <text:p>The Book of the Twos is finished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book'&gt;{}&lt;/p&gt;&lt;/article&gt;&lt;/section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5:37:57.340402</meta:creation-date>
    <dc:date>2020-08-21T15:45:57.690017441</dc:date>
    <meta:generator>LibreOffice/6.4.4.2$Linux_X86_64 LibreOffice_project/40$Build-2</meta:generator>
    <meta:editing-cycles>2</meta:editing-cycles>
    <meta:editing-duration>PT7M53S</meta:editing-duration>
    <meta:document-statistic meta:table-count="1" meta:cell-count="143" meta:object-count="0"/>
  </office:meta>
</office:document-meta>
</file>